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 style:family="graphic" style:parent-style-name="standard">
      <style:graphic-properties draw:stroke="none" svg:stroke-color="#000000" draw:fill="none" draw:fill-color="#ffffff" fo:min-height="1.5cm"/>
    </style:style>
    <style:style style:name="gr3" style:family="graphic" style:parent-style-name="standard">
      <style:graphic-properties draw:fill="solid" draw:fill-color="#00cccc" draw:textarea-vertical-align="middle" draw:auto-grow-height="false" fo:min-height="0.749cm" fo:min-width="0.499cm"/>
    </style:style>
    <style:style style:name="gr4" style:family="graphic" style:parent-style-name="standard">
      <style:graphic-properties draw:stroke="dash" draw:stroke-dash="Dash_20_2"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fill="solid" draw:fill-color="#ffffff" draw:textarea-horizontal-align="justify" draw:textarea-vertical-align="middle" draw:auto-grow-height="false" fo:padding-top="0.075cm" fo:padding-bottom="0.075cm" fo:padding-left="0.1cm" fo:padding-right="0.1cm"/>
    </style:style>
    <style:style style:name="gr6"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7" style:family="graphic" style:parent-style-name="standard">
      <style:graphic-properties svg:stroke-width="0cm" draw:fill="solid" draw:fill-color="#ffff99" draw:textarea-horizontal-align="justify" draw:textarea-vertical-align="middle" draw:auto-grow-height="false" fo:padding-top="0.075cm" fo:padding-bottom="0.075cm" fo:padding-left="0.1cm" fo:padding-right="0.1cm"/>
    </style:style>
    <style:style style:name="gr8" style:family="graphic" style:parent-style-name="standard">
      <style:graphic-properties svg:stroke-width="0cm" draw:fill="solid" draw:fill-color="#9999ff" draw:textarea-horizontal-align="justify" draw:textarea-vertical-align="middle" draw:auto-grow-height="false" fo:padding-top="0.075cm" fo:padding-bottom="0.075cm" fo:padding-left="0.1cm" fo:padding-right="0.1cm"/>
    </style:style>
    <style:style style:name="gr9" style:family="graphic" style:parent-style-name="standard">
      <style:graphic-properties draw:stroke="none" svg:stroke-color="#000000" draw:fill="none" draw:fill-color="#ffffff" fo:min-height="1cm"/>
    </style:style>
    <style:style style:name="gr10" style:family="graphic" style:parent-style-name="standard">
      <style:graphic-properties svg:stroke-width="0cm" draw:fill="solid" draw:fill-color="#ffffcc" draw:textarea-horizontal-align="justify" draw:textarea-vertical-align="middle" draw:auto-grow-height="false" fo:padding-top="0.075cm" fo:padding-bottom="0.075cm" fo:padding-left="0.1cm" fo:padding-right="0.1cm" fo:wrap-option="no-wrap"/>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75cm"/>
    </style:style>
    <style:style style:name="gr13" style:family="graphic" style:parent-style-name="standard">
      <style:graphic-properties svg:stroke-width="0cm" draw:textarea-horizontal-align="center" draw:textarea-vertical-align="middle" fo:padding-top="0.075cm" fo:padding-bottom="0.075cm" fo:padding-left="0.1cm" fo:padding-right="0.1cm"/>
    </style:style>
    <style:style style:name="gr14"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15"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16"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17"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18"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19"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20"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21"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22"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2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27"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2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3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47"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48"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49"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5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57"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58"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5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6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graphic-properties svg:stroke-width="0cm" draw:auto-grow-height="false" fo:min-height="0.749cm" fo:min-width="0.499cm" fo:padding-top="0.075cm" fo:padding-bottom="0.075cm" fo:padding-left="0.1cm" fo:padding-right="0.1cm" fo:wrap-option="no-wrap"/>
    </style:style>
    <style:style style:name="gr69"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70"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71" style:family="graphic" style:parent-style-name="standard">
      <style:graphic-properties svg:stroke-width="0cm" draw:marker-start-width="0.2cm" draw:marker-end-width="0.2cm" draw:fill="solid" draw:fill-color="#cccccc" draw:textarea-horizontal-align="left" draw:textarea-vertical-align="middle" fo:padding-top="0.075cm" fo:padding-bottom="0.075cm" fo:padding-left="0.1cm" fo:padding-right="0.1cm"/>
    </style:style>
    <style:style style:name="gr72"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73" style:family="graphic" style:parent-style-name="standard">
      <style:graphic-properties svg:stroke-width="0cm" draw:fill="solid" draw:fill-color="#0099ff" draw:auto-grow-height="false" fo:min-height="2.169cm" fo:min-width="5.336cm" fo:padding-top="0.075cm" fo:padding-bottom="0.075cm" fo:padding-left="0.1cm" fo:padding-right="0.1cm"/>
    </style:style>
    <style:style style:name="gr74" style:family="graphic" style:parent-style-name="standard">
      <style:graphic-properties svg:stroke-width="0cm" draw:fill="solid" draw:fill-color="#aecf00" draw:textarea-vertical-align="middle" draw:auto-grow-height="false" fo:min-height="0.75cm" fo:min-width="0.5cm" fo:padding-top="0.075cm" fo:padding-bottom="0.075cm" fo:padding-left="0.1cm" fo:padding-right="0.1cm" fo:wrap-option="wrap"/>
    </style:style>
    <style:style style:name="gr75"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76" style:family="graphic" style:parent-style-name="standard">
      <style:graphic-properties draw:stroke="dash" draw:stroke-dash="Line_20_Style_20_1" svg:stroke-width="0cm" draw:textarea-horizontal-align="justify" draw:textarea-vertical-align="middle" draw:auto-grow-height="false" fo:padding-top="0.075cm" fo:padding-bottom="0.075cm" fo:padding-left="0.1cm" fo:padding-right="0.1cm"/>
    </style:style>
    <style:style style:name="gr77" style:family="graphic" style:parent-style-name="standard">
      <style:graphic-properties svg:stroke-width="0cm" draw:marker-start-width="0.2cm" draw:marker-end-width="0.2cm" draw:fill="solid" draw:fill-color="#9999ff" draw:textarea-horizontal-align="left" draw:textarea-vertical-align="middle" draw:auto-grow-height="false" fo:padding-top="0.075cm" fo:padding-bottom="0.075cm" fo:padding-left="0.1cm" fo:padding-right="0.1cm"/>
    </style:style>
    <style:style style:name="gr78" style:family="graphic" style:parent-style-name="standard">
      <style:graphic-properties svg:stroke-width="0cm" draw:fill="solid" draw:fill-color="#e9baff" draw:textarea-horizontal-align="left" draw:textarea-vertical-align="top" draw:auto-grow-height="false" fo:padding-top="0.075cm" fo:padding-bottom="0.075cm" fo:padding-left="0.1cm" fo:padding-right="0.1cm"/>
    </style:style>
    <style:style style:name="gr79" style:family="graphic" style:parent-style-name="standard">
      <style:graphic-properties svg:stroke-width="0cm" draw:fill="solid" draw:fill-color="#a982cc" draw:textarea-horizontal-align="justify" draw:textarea-vertical-align="middle" draw:auto-grow-height="false" fo:padding-top="0.075cm" fo:padding-bottom="0.075cm" fo:padding-left="0.1cm" fo:padding-right="0.1cm"/>
    </style:style>
    <style:style style:name="gr80" style:family="graphic" style:parent-style-name="standard">
      <style:graphic-properties svg:stroke-width="0cm" draw:fill="solid" draw:fill-color="#c8f2ff" draw:textarea-horizontal-align="left" draw:textarea-vertical-align="top" draw:auto-grow-height="false" fo:padding-top="0.075cm" fo:padding-bottom="0.075cm" fo:padding-left="0.1cm" fo:padding-right="0.1cm"/>
    </style:style>
    <style:style style:name="gr81" style:family="graphic" style:parent-style-name="standard">
      <style:graphic-properties svg:stroke-width="0cm" draw:fill="solid" draw:fill-color="#99ccff" draw:textarea-horizontal-align="justify" draw:textarea-vertical-align="middle" draw:auto-grow-height="false" fo:padding-top="0.075cm" fo:padding-bottom="0.075cm" fo:padding-left="0.1cm" fo:padding-right="0.1cm"/>
    </style:style>
    <style:style style:name="gr82" style:family="graphic" style:parent-style-name="standard">
      <style:graphic-properties svg:stroke-width="0cm" draw:marker-start-width="0.2cm" draw:marker-end-width="0.2cm" draw:fill="solid" draw:fill-color="#33cc66" draw:textarea-horizontal-align="left" draw:textarea-vertical-align="top" draw:auto-grow-height="false" fo:padding-top="0.075cm" fo:padding-bottom="0.075cm" fo:padding-left="0.1cm" fo:padding-right="0.1cm"/>
    </style:style>
    <style:style style:name="gr83" style:family="graphic" style:parent-style-name="standard">
      <style:graphic-properties svg:stroke-width="0cm" draw:marker-start-width="0.2cm" draw:marker-end-width="0.2cm" draw:fill="solid" draw:fill-color="#94bd5e" draw:textarea-horizontal-align="left" draw:textarea-vertical-align="top" draw:auto-grow-height="false" fo:padding-top="0.075cm" fo:padding-bottom="0.075cm" fo:padding-left="0.1cm" fo:padding-right="0.1cm"/>
    </style:style>
    <style:style style:name="gr84"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85" style:family="graphic" style:parent-style-name="standard">
      <style:graphic-properties draw:stroke="dash" draw:stroke-dash="Fine_20_Dashed" svg:stroke-width="0.1cm" svg:stroke-color="#008080" draw:marker-start-width="0.35cm" draw:marker-end="Arrowheads_20_1" draw:marker-end-width="0.75cm" draw:textarea-horizontal-align="center" draw:textarea-vertical-align="middle" fo:padding-top="0.175cm" fo:padding-bottom="0.175cm" fo:padding-left="0.3cm" fo:padding-right="0.3cm"/>
    </style:style>
    <style:style style:name="gr86" style:family="graphic" style:parent-style-name="standard">
      <style:graphic-properties svg:stroke-width="0cm" draw:fill="solid" draw:fill-color="#2300dc" draw:textarea-horizontal-align="justify" draw:textarea-vertical-align="middle" draw:auto-grow-height="false" fo:padding-top="0.075cm" fo:padding-bottom="0.075cm" fo:padding-left="0.1cm" fo:padding-right="0.1cm"/>
    </style:style>
    <style:style style:name="gr87" style:family="graphic" style:parent-style-name="standard">
      <style:graphic-properties svg:stroke-width="0cm" draw:fill="solid" draw:fill-color="#00dcff" draw:textarea-horizontal-align="left" draw:textarea-vertical-align="top" draw:auto-grow-height="false" fo:padding-top="0.075cm" fo:padding-bottom="0.075cm" fo:padding-left="0.1cm" fo:padding-right="0.1cm"/>
    </style:style>
    <style:style style:name="P1" style:family="paragraph">
      <style:paragraph-properties fo:text-align="center"/>
    </style:style>
    <style:style style:name="P2" style:family="paragraph">
      <style:text-properties fo:color="#0000ff" fo:font-size="24pt" fo:font-weight="bold" style:font-size-asian="24pt" style:font-weight-asian="bold" style:font-size-complex="24pt" style:font-weight-complex="bold"/>
    </style:style>
    <style:style style:name="P3" style:family="paragraph">
      <style:paragraph-properties fo:text-align="center"/>
      <style:text-properties fo:font-style="italic" style:font-style-asian="italic" style:font-style-complex="italic"/>
    </style:style>
    <style:style style:name="P4" style:family="paragraph">
      <style:paragraph-properties fo:margin-left="0cm" fo:margin-right="0.043cm" fo:text-align="center" fo:text-indent="0cm"/>
    </style:style>
    <style:style style:name="P5" style:family="paragraph">
      <style:paragraph-properties fo:margin-left="0cm" fo:margin-right="0.043cm" fo:text-align="center" fo:text-indent="0cm"/>
      <style:text-properties fo:font-size="15pt" style:font-size-asian="10pt" style:font-size-complex="10pt"/>
    </style:style>
    <style:style style:name="P6" style:family="paragraph">
      <style:paragraph-properties fo:margin-left="0cm" fo:margin-right="0.043cm" fo:text-align="center" fo:text-indent="0cm"/>
      <style:text-properties fo:font-size="15pt" fo:font-weight="bold" style:font-size-asian="10pt" style:font-size-complex="10pt"/>
    </style:style>
    <style:style style:name="P7" style:family="paragraph">
      <style:text-properties fo:font-family="'Courier New'" style:font-family-generic="modern" style:font-pitch="fixed" fo:font-weight="bold" style:font-weight-asian="bold" style:font-weight-complex="bold"/>
    </style:style>
    <style:style style:name="P8"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9" style:family="paragraph">
      <style:text-properties fo:font-weight="bold" style:font-weight-asian="bold" style:font-weight-complex="bold"/>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P12" style:family="paragraph">
      <style:paragraph-properties fo:text-align="start"/>
    </style:style>
    <style:style style:name="P13"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14" style:family="paragraph">
      <style:paragraph-properties fo:margin-left="1.5cm" fo:margin-right="0cm" fo:text-align="start" fo:text-indent="-1.3cm" style:text-autospace="none"/>
      <style:text-properties fo:font-family="'Courier New'" style:font-family-generic="modern" style:font-pitch="fixed"/>
    </style:style>
    <style:style style:name="P15"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6" style:family="paragraph">
      <style:paragraph-properties fo:text-align="center"/>
      <style:text-properties fo:font-family="'Courier New'" style:font-family-generic="modern" style:font-pitch="fixed" fo:font-weight="bold" style:font-weight-asian="bold" style:font-weight-complex="bold"/>
    </style:style>
    <style:style style:name="P17" style:family="paragraph">
      <style:paragraph-properties fo:margin-left="1.5cm" fo:margin-right="0cm" fo:text-align="start" fo:text-indent="-1.3cm"/>
    </style:style>
    <style:style style:name="P18" style:family="paragraph">
      <style:paragraph-properties fo:margin-left="1.5cm" fo:margin-right="0cm" fo:text-indent="-1.3cm"/>
    </style:style>
    <style:style style:name="P19" style:family="paragraph">
      <style:paragraph-properties fo:margin-left="1.5cm" fo:margin-right="0cm" fo:text-align="center" fo:text-indent="-1.3cm"/>
    </style:style>
    <style:style style:name="P20" style:family="paragraph">
      <style:paragraph-properties fo:margin-left="1.3cm" fo:margin-right="0cm" fo:text-indent="-1.3cm"/>
    </style:style>
    <style:style style:name="P21" style:family="paragraph">
      <style:paragraph-properties fo:margin-left="1.3cm" fo:margin-right="0cm" fo:text-align="center" fo:text-indent="-1.3cm"/>
    </style:style>
    <style:style style:name="P22" style:family="paragraph">
      <style:paragraph-properties fo:margin-left="1.3cm" fo:margin-right="0cm" fo:text-align="center" fo:text-indent="-1.3cm"/>
      <style:text-properties fo:font-style="normal" fo:font-weight="normal" style:font-style-asian="normal" style:font-weight-asian="normal" style:font-style-complex="normal" style:font-weight-complex="normal"/>
    </style:style>
    <style:style style:name="P23" style:family="paragraph">
      <style:paragraph-properties fo:text-align="start"/>
      <style:text-properties fo:color="#008080" fo:font-family="'Courier New'" style:font-family-generic="modern" style:font-pitch="fixed" fo:font-style="normal" fo:font-weight="bold" style:font-style-asian="normal" style:font-weight-asian="bold" style:font-style-complex="normal" style:font-weight-complex="bold"/>
    </style:style>
    <style:style style:name="P24" style:family="paragraph">
      <style:paragraph-properties fo:text-align="center"/>
      <style:text-properties fo:color="#ffffff"/>
    </style:style>
    <style:style style:name="T1" style:family="text">
      <style:text-properties fo:color="#0000ff" fo:font-size="24pt" fo:font-weight="bold" style:font-size-asian="24pt" style:font-weight-asian="bold" style:font-size-complex="24pt"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5pt" style:font-size-asian="10pt" style:font-size-complex="10pt"/>
    </style:style>
    <style:style style:name="T5" style:family="text">
      <style:text-properties fo:font-size="15pt" fo:font-style="italic" style:font-size-asian="10pt" style:font-style-asian="italic" style:font-size-complex="10pt" style:font-style-complex="italic"/>
    </style:style>
    <style:style style:name="T6" style:family="text">
      <style:text-properties fo:font-size="15pt" fo:font-weight="bold" style:font-size-asian="10pt" style:font-size-complex="10pt"/>
    </style:style>
    <style:style style:name="T7" style:family="text">
      <style:text-properties fo:font-family="'Courier New'" style:font-family-generic="modern" style:font-pitch="fixed" fo:font-weight="bold" style:font-weight-asian="bold" style:font-weight-complex="bold"/>
    </style:style>
    <style:style style:name="T8" style:family="text">
      <style:text-properties fo:font-family="'Courier New'" style:font-family-generic="modern" style:font-pitch="fixed" fo:font-size="16pt" fo:font-weight="bold" style:font-size-asian="16pt" style:font-weight-asian="bold" style:font-size-complex="16pt" style:font-weight-complex="bold"/>
    </style:style>
    <style:style style:name="T9" style:family="text">
      <style:text-properties fo:font-weight="bold" style:font-weight-asian="bold" style:font-weight-complex="bold"/>
    </style:style>
    <style:style style:name="T10" style:family="text">
      <style:text-properties fo:font-size="40pt" fo:font-weight="bold" style:font-size-asian="40pt" style:font-weight-asian="bold" style:font-size-complex="40pt" style:font-weight-complex="bold"/>
    </style:style>
    <style:style style:name="T11" style:family="text">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13" style:family="text">
      <style:text-properties fo:font-family="'Courier New'" style:font-family-generic="modern" style:font-pitch="fixed"/>
    </style:style>
    <style:style style:name="T14" style:family="text">
      <style:text-properties fo:font-family="'Courier New'" style:font-family-generic="modern" style:font-pitch="fixed" fo:font-size="18pt" fo:font-weight="bold" style:font-size-asian="18pt" style:font-weight-asian="bold" style:font-size-complex="18pt" style:font-weight-complex="bold"/>
    </style:style>
    <style:style style:name="T15"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16"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17"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18"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19"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20"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1"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22" style:family="text">
      <style:text-properties fo:font-family="'Courier New'" style:font-family-generic="modern" style:font-pitch="fixed" fo:font-size="18pt" style:font-size-asian="18pt" style:font-size-complex="18pt"/>
    </style:style>
    <style:style style:name="T23" style:family="text">
      <style:text-properties fo:font-family="'Courier New'" style:font-family-generic="modern" style:font-pitch="fixed" fo:font-size="18pt" fo:font-style="italic" style:font-size-asian="18pt" style:font-style-asian="italic" style:font-size-complex="18pt" style:font-style-complex="italic"/>
    </style:style>
    <style:style style:name="T24"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25"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26" style:family="text">
      <style:text-properties fo:color="#00808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27" style:family="text">
      <style:text-properties fo:color="#ffffff" fo:font-family="'Courier New'" style:font-family-generic="modern" style:font-pitch="fixed"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WorkTemplate">
        <draw:polyline draw:style-name="gr1" draw:text-style-name="P1" draw:layer="layout" svg:width="33.999cm" svg:height="15.999cm" svg:x="27.499cm" svg:y="62.5cm" svg:viewBox="0 0 34000 16000" draw:points="0,889 34000,889 34000,16000 872,16000 872,0">
          <text:p/>
        </draw:polyline>
        <draw:frame draw:style-name="gr2" draw:text-style-name="P2" draw:layer="layout" svg:width="11cm" svg:height="1.75cm" svg:x="29.499cm" svg:y="64.75cm">
          <draw:text-box>
            <text:p><text:span text:style-name="T1">Package: [pkg-name]</text:span></text:p>
          </draw:text-box>
        </draw:frame>
        <draw:custom-shape draw:style-name="gr3" draw:text-style-name="P3" draw:layer="layout" svg:width="28cm" svg:height="7.5cm" svg:x="27.499cm" svg:y="3.5cm">
          <text:p><text:span text:style-name="T2">Copyright (C) 2010 Andrejs Sisojevs &lt;andrejs.sisojevs@nextmail.ru&gt;</text:span></text:p>
          <text:p><text:span text:style-name="T2"/></text:p>
          <text:p><text:span text:style-name="T2">All rights reserved.</text:span></text:p>
          <text:p><text:span text:style-name="T2"/></text:p>
          <text:p><text:span text:style-name="T2">For license and copyright information, see the file COPYRIGHT</text:span></text:p>
          <text:p><text:span text:style-name="T3"/></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 draw:text-style-name="P5" draw:id="id7" draw:layer="layout" svg:width="13.001cm" svg:height="1.5cm" svg:x="27.499cm" svg:y="22.546cm">
          <text:p text:style-name="P4"><text:span text:style-name="T4">NONmandatory attribure </text:span></text:p>
          <text:p text:style-name="P4"><text:span text:style-name="T5">(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5" draw:text-style-name="P5" draw:id="id8" draw:layer="layout" svg:width="13.001cm" svg:height="1.5cm" svg:x="27.499cm" svg:y="20.646cm">
          <text:p text:style-name="P4"><text:span text:style-name="T4">Mandatory attribure </text:span></text:p>
          <text:p text:style-name="P4"><text:span text:style-name="T5">(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6" draw:id="id9" draw:layer="layout" svg:width="13.001cm" svg:height="0.846cm" svg:x="27.499cm" svg:y="19.2cm">
          <text:p text:style-name="P4"><text:span text:style-name="T6">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 draw:text-style-name="P5" draw:id="id6" draw:layer="layout" svg:width="13.001cm" svg:height="1cm" svg:x="27.499cm" svg:y="24.446cm">
          <text:p text:style-name="P4"><text:span text:style-name="T4">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5" draw:id="id4" draw:layer="layout" svg:width="13.001cm" svg:height="2cm" svg:x="27.499cm" svg:y="25.746cm">
          <text:p text:style-name="P4"><text:span text:style-name="T4">In language localizable attribute</text:span></text:p>
          <text:p text:style-name="P4"><text:span text:style-name="T5">(having different values </text:span></text:p>
          <text:p text:style-name="P4"><text:span text:style-name="T5">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9" draw:text-style-name="P7" draw:layer="layout" svg:width="3.5cm" svg:height="1.691cm" svg:x="47.999cm" svg:y="18.55cm">
          <draw:text-box>
            <text:p><text:span text:style-name="T7">relationship</text:span></text:p>
          </draw:text-box>
        </draw:frame>
        <draw:custom-shape draw:style-name="gr10" draw:text-style-name="P8" draw:layer="layout" svg:width="5cm" svg:height="5cm" svg:x="59.5cm" svg:y="19cm">
          <text:p text:style-name="P1"><text:span text:style-name="T8">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1" draw:layer="layout" draw:type="curve" svg:x1="45.5cm" svg:y1="30.7cm" svg:x2="45.5cm" svg:y2="32cm" draw:start-shape="id1" draw:start-glue-point="2" draw:end-shape="id2" draw:end-glue-point="0" svg:d="m45500 30700v1300">
          <text:p/>
        </draw:connector>
        <draw:connector draw:style-name="gr11" draw:text-style-name="P1" draw:layer="layout" draw:type="line" svg:x1="45.5cm" svg:y1="28.5cm" svg:x2="45.5cm" svg:y2="29.6cm" draw:start-shape="id3" draw:start-glue-point="2" draw:end-shape="id1" draw:end-glue-point="0" svg:d="m45500 28500v1100">
          <text:p/>
        </draw:connector>
        <draw:frame draw:style-name="gr12" draw:text-style-name="P9" draw:layer="layout" svg:width="4.5cm" svg:height="2cm" svg:x="41cm" svg:y="30cm">
          <draw:text-box>
            <text:p><text:span text:style-name="T9">OOP like</text:span></text:p>
            <text:p><text:span text:style-name="T9">inheritance</text:span></text:p>
          </draw:text-box>
        </draw:frame>
        <draw:connector draw:style-name="gr13" draw:text-style-name="P1" draw:layer="layout" draw:type="line" svg:x1="27.499cm" svg:y1="26.746cm" svg:x2="25cm" svg:y2="22.994cm" draw:start-shape="id4" draw:start-glue-point="5" draw:end-shape="id5" draw:end-glue-point="1" svg:d="m27499 26746-2499-3752">
          <text:p/>
        </draw:connector>
        <draw:connector draw:style-name="gr13" draw:text-style-name="P1" draw:layer="layout" draw:type="line" svg:x1="27.499cm" svg:y1="24.946cm" svg:x2="25cm" svg:y2="22.994cm" draw:start-shape="id6" draw:start-glue-point="5" draw:end-shape="id5" draw:end-glue-point="1" svg:d="m27499 24946-2499-1952">
          <text:p/>
        </draw:connector>
        <draw:connector draw:style-name="gr13" draw:text-style-name="P1" draw:layer="layout" draw:type="line" svg:x1="27.499cm" svg:y1="23.296cm" svg:x2="25cm" svg:y2="22.994cm" draw:start-shape="id7" draw:start-glue-point="5" draw:end-shape="id5" draw:end-glue-point="1" svg:d="m27499 23296-2499-302">
          <text:p/>
        </draw:connector>
        <draw:connector draw:style-name="gr13" draw:text-style-name="P1" draw:layer="layout" draw:type="line" svg:x1="27.499cm" svg:y1="21.396cm" svg:x2="25cm" svg:y2="22.994cm" draw:start-shape="id8" draw:start-glue-point="5" draw:end-shape="id5" draw:end-glue-point="1" svg:d="m27499 21396-2499 1598">
          <text:p/>
        </draw:connector>
        <draw:connector draw:style-name="gr13" draw:text-style-name="P1" draw:layer="layout" draw:type="line" svg:x1="27.499cm" svg:y1="19.623cm" svg:x2="25cm" svg:y2="22.994cm" draw:start-shape="id9" draw:start-glue-point="5" draw:end-shape="id5" draw:end-glue-point="1" svg:d="m27499 19623-2499 3371">
          <text:p/>
        </draw:connector>
        <draw:frame draw:style-name="gr9" draw:layer="layout" svg:width="7.5cm" svg:height="1.847cm" svg:x="9cm" svg:y="18.653cm">
          <draw:text-box>
            <text:p><text:span text:style-name="T10">Legend</text:span></text:p>
          </draw:text-box>
        </draw:frame>
        <draw:connector draw:style-name="gr14" draw:layer="layout" svg:x1="49.199cm" svg:y1="24.5cm" svg:x2="56.162cm" svg:y2="24.5cm" svg:d="m49199 24500h6963">
          <text:p/>
        </draw:connector>
        <draw:connector draw:style-name="gr15" draw:layer="layout" svg:x1="49.199cm" svg:y1="28.8cm" svg:x2="56.162cm" svg:y2="28.8cm" svg:d="m49199 28800h6963">
          <text:p/>
        </draw:connector>
        <draw:connector draw:style-name="gr16" draw:layer="layout" svg:x1="49.199cm" svg:y1="26cm" svg:x2="56.162cm" svg:y2="26cm" svg:d="m49199 26000h6963">
          <text:p/>
        </draw:connector>
        <draw:connector draw:style-name="gr17" draw:layer="layout" svg:x1="64.999cm" svg:y1="24.5cm" svg:x2="71.999cm" svg:y2="24.5cm" svg:d="m64999 24500h7000">
          <text:p/>
        </draw:connector>
        <draw:connector draw:style-name="gr18" draw:layer="layout" svg:x1="64.999cm" svg:y1="28.8cm" svg:x2="71.999cm" svg:y2="28.8cm" svg:d="m64999 28800h7000">
          <text:p/>
        </draw:connector>
        <draw:connector draw:style-name="gr19" draw:layer="layout" svg:x1="64.999cm" svg:y1="26cm" svg:x2="71.999cm" svg:y2="26cm" svg:d="m64999 26000h7000">
          <text:p/>
        </draw:connector>
        <draw:connector draw:style-name="gr20" draw:layer="layout" svg:x1="57.199cm" svg:y1="24.5cm" svg:x2="64.162cm" svg:y2="24.5cm" svg:d="m57199 24500h6963">
          <text:p/>
        </draw:connector>
        <draw:connector draw:style-name="gr21" draw:layer="layout" svg:x1="57.199cm" svg:y1="28.8cm" svg:x2="64.162cm" svg:y2="28.8cm" svg:d="m57199 28800h6963">
          <text:p/>
        </draw:connector>
        <draw:connector draw:style-name="gr22" draw:layer="layout" svg:x1="57.199cm" svg:y1="26cm" svg:x2="64.162cm" svg:y2="26cm" svg:d="m57199 26000h6963">
          <text:p/>
        </draw:connector>
        <draw:g draw:id="id10">
          <draw:custom-shape draw:style-name="gr23" draw:text-style-name="P11" draw:layer="layout" svg:width="2cm" svg:height="2cm" svg:x="51.699cm" svg:y="31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1" draw:layer="layout" svg:width="1.4cm" svg:height="1.4cm" svg:x="51.999cm" svg:y="31.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53.699cm" svg:y1="32cm" svg:x2="56.199cm" svg:y2="32cm" draw:start-shape="id10" draw:start-glue-point="1" svg:d="m53699 32000h2500">
          <text:p/>
        </draw:connector>
        <draw:connector draw:style-name="gr26" draw:text-style-name="P1" draw:layer="layout" svg:x1="53.702cm" svg:y1="36cm" svg:x2="56.199cm" svg:y2="36cm" draw:start-shape="id11" draw:start-glue-point="1" svg:d="m53702 36000h2497">
          <text:p/>
        </draw:connector>
        <draw:connector draw:style-name="gr27" draw:text-style-name="P1" draw:layer="layout" svg:x1="53.699cm" svg:y1="34cm" svg:x2="56.199cm" svg:y2="34cm" draw:start-shape="id12" draw:start-glue-point="1" svg:d="m53699 34000h2500">
          <text:p/>
        </draw:connector>
        <draw:g draw:id="id12">
          <draw:custom-shape draw:style-name="gr28" draw:text-style-name="P11" draw:layer="layout" svg:width="2cm" svg:height="2cm" svg:x="51.699cm" svg:y="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11" draw:layer="layout" svg:width="1.4cm" svg:height="1.4cm" svg:x="51.999cm" svg:y="3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1">
          <draw:custom-shape draw:style-name="gr30" draw:text-style-name="P11" draw:layer="layout" svg:width="2cm" svg:height="2cm" svg:x="51.702cm" svg:y="35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11" draw:layer="layout" svg:width="1.4cm" svg:height="1.4cm" svg:x="52.002cm" svg:y="35.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51.699cm" svg:y1="32cm" svg:x2="49.224cm" svg:y2="32cm" draw:start-shape="id10" draw:start-glue-point="3" svg:d="m51699 32000h-2475">
          <text:p/>
        </draw:connector>
        <draw:connector draw:style-name="gr25" draw:text-style-name="P1" draw:layer="layout" svg:x1="51.702cm" svg:y1="36cm" svg:x2="49.224cm" svg:y2="36cm" draw:start-shape="id11" draw:start-glue-point="3" svg:d="m51702 36000h-2478">
          <text:p/>
        </draw:connector>
        <draw:connector draw:style-name="gr25" draw:text-style-name="P1" draw:layer="layout" svg:x1="51.699cm" svg:y1="34cm" svg:x2="49.224cm" svg:y2="34cm" draw:start-shape="id12" draw:start-glue-point="3" svg:d="m51699 34000h-2475">
          <text:p/>
        </draw:connector>
        <draw:g draw:id="id13">
          <draw:custom-shape draw:style-name="gr32" draw:text-style-name="P11" draw:layer="layout" svg:width="2cm" svg:height="2cm" svg:x="59.674cm" svg:y="31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3" draw:text-style-name="P11" draw:layer="layout" svg:width="1.4cm" svg:height="1.4cm" svg:x="59.974cm" svg:y="31.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61.674cm" svg:y1="32cm" svg:x2="64.174cm" svg:y2="32cm" draw:start-shape="id13" draw:start-glue-point="1" svg:d="m61674 32000h2500">
          <text:p/>
        </draw:connector>
        <draw:connector draw:style-name="gr26" draw:text-style-name="P1" draw:layer="layout" svg:x1="61.677cm" svg:y1="36cm" svg:x2="64.174cm" svg:y2="36cm" draw:start-shape="id14" draw:start-glue-point="1" svg:d="m61677 36000h2497">
          <text:p/>
        </draw:connector>
        <draw:connector draw:style-name="gr27" draw:text-style-name="P1" draw:layer="layout" svg:x1="61.674cm" svg:y1="34cm" svg:x2="64.174cm" svg:y2="34cm" draw:start-shape="id15" draw:start-glue-point="1" svg:d="m61674 34000h2500">
          <text:p/>
        </draw:connector>
        <draw:g draw:id="id15">
          <draw:custom-shape draw:style-name="gr34" draw:text-style-name="P11" draw:layer="layout" svg:width="2cm" svg:height="2cm" svg:x="59.674cm" svg:y="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1" draw:layer="layout" svg:width="1.4cm" svg:height="1.4cm" svg:x="59.974cm" svg:y="3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4">
          <draw:custom-shape draw:style-name="gr36" draw:text-style-name="P11" draw:layer="layout" svg:width="2cm" svg:height="2cm" svg:x="59.677cm" svg:y="35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7" draw:text-style-name="P11" draw:layer="layout" svg:width="1.4cm" svg:height="1.4cm" svg:x="59.977cm" svg:y="35.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8" draw:text-style-name="P1" draw:layer="layout" svg:x1="59.674cm" svg:y1="32cm" svg:x2="57.199cm" svg:y2="32cm" draw:start-shape="id13" draw:start-glue-point="3" svg:d="m59674 32000h-2475">
          <text:p/>
        </draw:connector>
        <draw:connector draw:style-name="gr38" draw:text-style-name="P1" draw:layer="layout" svg:x1="59.677cm" svg:y1="36cm" svg:x2="57.199cm" svg:y2="36cm" draw:start-shape="id14" draw:start-glue-point="3" svg:d="m59677 36000h-2478">
          <text:p/>
        </draw:connector>
        <draw:connector draw:style-name="gr38" draw:text-style-name="P1" draw:layer="layout" svg:x1="59.674cm" svg:y1="34cm" svg:x2="57.199cm" svg:y2="34cm" draw:start-shape="id15" draw:start-glue-point="3" svg:d="m59674 34000h-2475">
          <text:p/>
        </draw:connector>
        <draw:g draw:id="id16">
          <draw:custom-shape draw:style-name="gr39" draw:text-style-name="P11" draw:layer="layout" svg:width="2cm" svg:height="2cm" svg:x="67.47cm" svg:y="31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0" draw:text-style-name="P11" draw:layer="layout" svg:width="1.4cm" svg:height="1.4cm" svg:x="67.77cm" svg:y="31.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69.47cm" svg:y1="32cm" svg:x2="71.97cm" svg:y2="32cm" draw:start-shape="id16" draw:start-glue-point="1" svg:d="m69470 32000h2500">
          <text:p/>
        </draw:connector>
        <draw:connector draw:style-name="gr26" draw:text-style-name="P1" draw:layer="layout" svg:x1="69.473cm" svg:y1="36cm" svg:x2="71.97cm" svg:y2="36cm" draw:start-shape="id17" draw:start-glue-point="1" svg:d="m69473 36000h2497">
          <text:p/>
        </draw:connector>
        <draw:connector draw:style-name="gr27" draw:text-style-name="P1" draw:layer="layout" svg:x1="69.47cm" svg:y1="34cm" svg:x2="71.97cm" svg:y2="34cm" draw:start-shape="id18" draw:start-glue-point="1" svg:d="m69470 34000h2500">
          <text:p/>
        </draw:connector>
        <draw:g draw:id="id18">
          <draw:custom-shape draw:style-name="gr41" draw:text-style-name="P11" draw:layer="layout" svg:width="2cm" svg:height="2cm" svg:x="67.47cm" svg:y="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2" draw:text-style-name="P11" draw:layer="layout" svg:width="1.4cm" svg:height="1.4cm" svg:x="67.77cm" svg:y="3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17">
          <draw:custom-shape draw:style-name="gr43" draw:text-style-name="P11" draw:layer="layout" svg:width="2cm" svg:height="2cm" svg:x="67.473cm" svg:y="35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4" draw:text-style-name="P11" draw:layer="layout" svg:width="1.4cm" svg:height="1.4cm" svg:x="67.773cm" svg:y="35.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6" draw:text-style-name="P1" draw:layer="layout" svg:x1="67.47cm" svg:y1="32cm" svg:x2="64.995cm" svg:y2="32cm" draw:start-shape="id16" draw:start-glue-point="3" svg:d="m67470 32000h-2475">
          <text:p/>
        </draw:connector>
        <draw:connector draw:style-name="gr26" draw:text-style-name="P1" draw:layer="layout" svg:x1="67.473cm" svg:y1="36cm" svg:x2="64.995cm" svg:y2="36cm" draw:start-shape="id17" draw:start-glue-point="3" svg:d="m67473 36000h-2478">
          <text:p/>
        </draw:connector>
        <draw:connector draw:style-name="gr26" draw:text-style-name="P1" draw:layer="layout" svg:x1="67.47cm" svg:y1="34cm" svg:x2="64.995cm" svg:y2="34cm" draw:start-shape="id18" draw:start-glue-point="3" svg:d="m67470 34000h-2475">
          <text:p/>
        </draw:connector>
        <draw:line draw:style-name="gr45" draw:text-style-name="P1" draw:layer="layout" svg:x1="48.499cm" svg:y1="30.2cm" svg:x2="80.499cm" svg:y2="30.2cm">
          <text:p/>
        </draw:line>
        <draw:connector draw:style-name="gr46" draw:layer="layout" svg:x1="49.199cm" svg:y1="27.435cm" svg:x2="56.162cm" svg:y2="27.435cm" svg:d="m49199 27435h6963">
          <text:p/>
        </draw:connector>
        <draw:connector draw:style-name="gr47" draw:layer="layout" svg:x1="64.999cm" svg:y1="27.435cm" svg:x2="71.999cm" svg:y2="27.435cm" svg:d="m64999 27435h7000">
          <text:p/>
        </draw:connector>
        <draw:connector draw:style-name="gr48" draw:layer="layout" svg:x1="57.199cm" svg:y1="27.435cm" svg:x2="64.162cm" svg:y2="27.435cm" svg:d="m57199 27435h6963">
          <text:p/>
        </draw:connector>
        <draw:connector draw:style-name="gr49" draw:text-style-name="P1" draw:layer="layout" svg:x1="53.702cm" svg:y1="37.96cm" svg:x2="56.199cm" svg:y2="37.96cm" draw:start-shape="id19" draw:start-glue-point="1" svg:d="m53702 37960h2497">
          <text:p/>
        </draw:connector>
        <draw:g draw:id="id19">
          <draw:custom-shape draw:style-name="gr50" draw:text-style-name="P11" draw:layer="layout" svg:width="2cm" svg:height="2cm" svg:x="51.702cm" svg:y="36.9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1" draw:text-style-name="P11" draw:layer="layout" svg:width="1.4cm" svg:height="1.4cm" svg:x="52.002cm" svg:y="37.2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51.702cm" svg:y1="37.96cm" svg:x2="49.224cm" svg:y2="37.96cm" draw:start-shape="id19" draw:start-glue-point="3" svg:d="m51702 37960h-2478">
          <text:p/>
        </draw:connector>
        <draw:connector draw:style-name="gr49" draw:text-style-name="P1" draw:layer="layout" svg:x1="61.677cm" svg:y1="37.96cm" svg:x2="64.174cm" svg:y2="37.96cm" draw:start-shape="id20" draw:start-glue-point="1" svg:d="m61677 37960h2497">
          <text:p/>
        </draw:connector>
        <draw:g draw:id="id20">
          <draw:custom-shape draw:style-name="gr52" draw:text-style-name="P11" draw:layer="layout" svg:width="2cm" svg:height="2cm" svg:x="59.677cm" svg:y="36.9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11" draw:layer="layout" svg:width="1.4cm" svg:height="1.4cm" svg:x="59.977cm" svg:y="37.2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38" draw:text-style-name="P1" draw:layer="layout" svg:x1="59.677cm" svg:y1="37.96cm" svg:x2="57.199cm" svg:y2="37.96cm" draw:start-shape="id20" draw:start-glue-point="3" svg:d="m59677 37960h-2478">
          <text:p/>
        </draw:connector>
        <draw:connector draw:style-name="gr49" draw:text-style-name="P1" draw:layer="layout" svg:x1="69.473cm" svg:y1="37.96cm" svg:x2="71.97cm" svg:y2="37.96cm" draw:start-shape="id21" draw:start-glue-point="1" svg:d="m69473 37960h2497">
          <text:p/>
        </draw:connector>
        <draw:g draw:id="id21">
          <draw:custom-shape draw:style-name="gr54" draw:text-style-name="P11" draw:layer="layout" svg:width="2cm" svg:height="2cm" svg:x="67.473cm" svg:y="36.9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5" draw:text-style-name="P11" draw:layer="layout" svg:width="1.4cm" svg:height="1.4cm" svg:x="67.773cm" svg:y="37.2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6" draw:text-style-name="P1" draw:layer="layout" svg:x1="67.473cm" svg:y1="37.96cm" svg:x2="64.995cm" svg:y2="37.96cm" draw:start-shape="id21" draw:start-glue-point="3" svg:d="m67473 37960h-2478">
          <text:p/>
        </draw:connector>
        <draw:connector draw:style-name="gr56" draw:layer="layout" svg:x1="72.775cm" svg:y1="24.5cm" svg:x2="79.775cm" svg:y2="24.5cm" svg:d="m72775 24500h7000">
          <text:p/>
        </draw:connector>
        <draw:connector draw:style-name="gr57" draw:layer="layout" svg:x1="72.775cm" svg:y1="28.8cm" svg:x2="79.775cm" svg:y2="28.8cm" svg:d="m72775 28800h7000">
          <text:p/>
        </draw:connector>
        <draw:connector draw:style-name="gr58" draw:layer="layout" svg:x1="72.775cm" svg:y1="26cm" svg:x2="79.775cm" svg:y2="26cm" svg:d="m72775 26000h7000">
          <text:p/>
        </draw:connector>
        <draw:g draw:id="id22">
          <draw:custom-shape draw:style-name="gr59" draw:text-style-name="P11" draw:layer="layout" svg:width="2cm" svg:height="2cm" svg:x="75.246cm" svg:y="31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0" draw:text-style-name="P11" draw:layer="layout" svg:width="1.4cm" svg:height="1.4cm" svg:x="75.546cm" svg:y="31.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25" draw:text-style-name="P1" draw:layer="layout" svg:x1="77.246cm" svg:y1="32cm" svg:x2="79.746cm" svg:y2="32cm" draw:start-shape="id22" draw:start-glue-point="1" svg:d="m77246 32000h2500">
          <text:p/>
        </draw:connector>
        <draw:connector draw:style-name="gr26" draw:text-style-name="P1" draw:layer="layout" svg:x1="77.249cm" svg:y1="36cm" svg:x2="79.746cm" svg:y2="36cm" draw:start-shape="id23" draw:start-glue-point="1" svg:d="m77249 36000h2497">
          <text:p/>
        </draw:connector>
        <draw:connector draw:style-name="gr27" draw:text-style-name="P1" draw:layer="layout" svg:x1="77.246cm" svg:y1="34cm" svg:x2="79.746cm" svg:y2="34cm" draw:start-shape="id24" draw:start-glue-point="1" svg:d="m77246 34000h2500">
          <text:p/>
        </draw:connector>
        <draw:g draw:id="id24">
          <draw:custom-shape draw:style-name="gr61" draw:text-style-name="P11" draw:layer="layout" svg:width="2cm" svg:height="2cm" svg:x="75.246cm" svg:y="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11" draw:layer="layout" svg:width="1.4cm" svg:height="1.4cm" svg:x="75.546cm" svg:y="33.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g draw:id="id23">
          <draw:custom-shape draw:style-name="gr63" draw:text-style-name="P11" draw:layer="layout" svg:width="2cm" svg:height="2cm" svg:x="75.249cm" svg:y="35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4" draw:text-style-name="P11" draw:layer="layout" svg:width="1.4cm" svg:height="1.4cm" svg:x="75.549cm" svg:y="35.3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1" draw:layer="layout" svg:x1="75.246cm" svg:y1="32cm" svg:x2="72.771cm" svg:y2="32cm" draw:start-shape="id22" draw:start-glue-point="3" svg:d="m75246 32000h-2475">
          <text:p/>
        </draw:connector>
        <draw:connector draw:style-name="gr49" draw:text-style-name="P1" draw:layer="layout" svg:x1="75.249cm" svg:y1="36cm" svg:x2="72.771cm" svg:y2="36cm" draw:start-shape="id23" draw:start-glue-point="3" svg:d="m75249 36000h-2478">
          <text:p/>
        </draw:connector>
        <draw:connector draw:style-name="gr49" draw:text-style-name="P1" draw:layer="layout" svg:x1="75.246cm" svg:y1="34cm" svg:x2="72.771cm" svg:y2="34cm" draw:start-shape="id24" draw:start-glue-point="3" svg:d="m75246 34000h-2475">
          <text:p/>
        </draw:connector>
        <draw:connector draw:style-name="gr65" draw:layer="layout" svg:x1="72.775cm" svg:y1="27.435cm" svg:x2="79.775cm" svg:y2="27.435cm" svg:d="m72775 27435h7000">
          <text:p/>
        </draw:connector>
        <draw:connector draw:style-name="gr49" draw:text-style-name="P1" draw:layer="layout" svg:x1="77.249cm" svg:y1="37.96cm" svg:x2="79.746cm" svg:y2="37.96cm" draw:start-shape="id25" draw:start-glue-point="1" svg:d="m77249 37960h2497">
          <text:p/>
        </draw:connector>
        <draw:g draw:id="id25">
          <draw:custom-shape draw:style-name="gr66" draw:text-style-name="P11" draw:layer="layout" svg:width="2cm" svg:height="2cm" svg:x="75.249cm" svg:y="36.9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11" draw:layer="layout" svg:width="1.4cm" svg:height="1.4cm" svg:x="75.549cm" svg:y="37.26cm">
            <text:p text:style-name="P10"><text:span text:style-name="T11"><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49" draw:text-style-name="P1" draw:layer="layout" svg:x1="75.249cm" svg:y1="37.96cm" svg:x2="72.771cm" svg:y2="37.96cm" draw:start-shape="id25" draw:start-glue-point="3" svg:d="m75249 37960h-2478">
          <text:p/>
        </draw:connector>
        <draw:custom-shape draw:style-name="gr68" draw:layer="layout" svg:width="79.501cm" svg:height="38.5cm" svg:x="4.992cm" svg:y="1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69" draw:text-style-name="P1" draw:id="id1" draw:layer="layout" svg:width="2.099cm" svg:height="1.099cm" svg:x="44.45cm" svg:y="29.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70" draw:layer="layout" draw:type="line" svg:x1="30cm" svg:y1="32.5cm" svg:x2="33.999cm" svg:y2="29.6cm" draw:start-shape="id26" draw:start-glue-point="0" draw:end-shape="id27" draw:end-glue-point="6" svg:d="m30000 32500 3999-2900">
          <text:p/>
        </draw:connector>
        <draw:custom-shape draw:style-name="gr4" draw:text-style-name="P5" draw:id="id27" draw:layer="layout" svg:width="13.001cm" svg:height="1.5cm" svg:x="27.499cm" svg:y="28.1cm">
          <text:p text:style-name="P4"><text:span text:style-name="T4">Codified attribute</text:span></text:p>
          <text:p text:style-name="P4"><text:span text:style-name="T5">(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3" draw:text-style-name="P1" draw:layer="layout" draw:type="line" svg:x1="27.499cm" svg:y1="28.85cm" svg:x2="25cm" svg:y2="22.994cm" draw:start-shape="id27" draw:start-glue-point="5" draw:end-shape="id5" draw:end-glue-point="1" svg:d="m27499 28850-2499-5856">
          <text:p/>
        </draw:connector>
        <draw:connector draw:style-name="gr70" draw:layer="layout" draw:type="line" svg:x1="27.5cm" svg:y1="34cm" svg:x2="25cm" svg:y2="37.25cm" draw:start-shape="id26" draw:start-glue-point="3" draw:end-shape="id28" draw:end-glue-point="1" svg:d="m27500 34000-2500 3250">
          <text:p/>
        </draw:connector>
        <draw:connector draw:style-name="gr70" draw:layer="layout" draw:type="line" svg:x1="27.5cm" svg:y1="44.25cm" svg:x2="23cm" svg:y2="44.25cm" draw:start-shape="id29" draw:start-glue-point="3" draw:end-shape="id30" draw:end-glue-point="1" svg:d="m27500 44250h-4500">
          <text:p/>
        </draw:connector>
        <draw:frame draw:style-name="gr2" draw:text-style-name="P13" draw:layer="layout" svg:width="4cm" svg:height="1.75cm" svg:x="23cm" svg:y="42.25cm">
          <draw:text-box>
            <text:p text:style-name="P12"><text:span text:style-name="T12">[default config]</text:span></text:p>
          </draw:text-box>
        </draw:frame>
        <draw:connector draw:style-name="gr70" draw:layer="layout" draw:type="line" svg:x1="37cm" svg:y1="36cm" svg:x2="33.999cm" svg:y2="29.6cm" draw:start-shape="id31" draw:start-glue-point="0" draw:end-shape="id27" draw:end-glue-point="6" svg:d="m37000 36000-3001-6400">
          <text:p/>
        </draw:connector>
        <draw:connector draw:style-name="gr70" draw:layer="layout" draw:type="line" svg:x1="34cm" svg:y1="37.5cm" svg:x2="25cm" svg:y2="37.25cm" draw:start-shape="id31" draw:start-glue-point="3" draw:end-shape="id28" draw:end-glue-point="1" svg:d="m34000 37500-9000-250">
          <text:p/>
        </draw:connector>
        <draw:rect draw:style-name="gr71" draw:text-style-name="P14" draw:layer="layout" svg:width="10.5cm" svg:height="2.5cm" svg:x="69.5cm" svg:y="41cm">
          <text:p text:style-name="P14"><text:span text:style-name="T13">API (stored procedured)</text:span></text:p>
        </draw:rect>
        <draw:connector draw:style-name="gr72" draw:layer="layout" svg:x1="49.08cm" svg:y1="22.942cm" svg:x2="55.88cm" svg:y2="22.942cm" svg:d="m49080 22942h6800">
          <text:p/>
        </draw:connector>
        <draw:connector draw:style-name="gr72" draw:layer="layout" svg:x1="47cm" svg:y1="20.25cm" svg:x2="52.5cm" svg:y2="20.25cm" draw:start-shape="id32" draw:start-glue-point="1" draw:end-shape="id33" draw:end-glue-point="3" svg:d="m47000 20250h5500">
          <text:p/>
        </draw:connector>
        <draw:polyline draw:style-name="gr1" draw:text-style-name="P1" draw:layer="layout" svg:width="12.499cm" svg:height="3.499cm" svg:x="67cm" svg:y="19.5cm" svg:viewBox="0 0 12500 3500" draw:points="0,194 12500,194 12500,3500 321,3500 321,0">
          <text:p/>
        </draw:polyline>
        <draw:frame draw:style-name="gr2" draw:text-style-name="P2" draw:layer="layout" svg:width="11cm" svg:height="1.75cm" svg:x="68cm" svg:y="20.75cm">
          <draw:text-box>
            <text:p><text:span text:style-name="T1">Package: [pkg-name]</text:span></text:p>
          </draw:text-box>
        </draw:frame>
        <draw:custom-shape draw:style-name="gr73" draw:text-style-name="P15" draw:layer="layout" svg:width="7.5cm" svg:height="2.873cm" svg:x="59.5cm" svg:y="40.5cm">
          <text:p text:style-name="P1"><text:span text:style-name="T14">VIEW</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4" draw:text-style-name="P16" draw:id="id34" draw:layer="layout" svg:width="8cm" svg:height="4.5cm" svg:x="71.5cm" svg:y="44.5cm">
          <text:p text:style-name="P1"><text:span text:style-name="T7">(Trigger)</text:span></text:p>
          <text:p text:style-name="P1"><text:span text:style-name="T7">AFTER|BEFORE INSERT, UPDATE, DELETE</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5" draw:text-style-name="P1" draw:id="id32" draw:layer="layout" svg:width="4cm" svg:height="1.5cm" svg:x="43cm" svg:y="19.5cm">
          <text:p text:style-name="P1"><text:span text:style-name="T14">Entity A</text:span></text:p>
          <draw:enhanced-geometry svg:viewBox="0 0 21600 21600" draw:type="rectangle" draw:enhanced-path="M 0 0 L 21600 0 21600 21600 0 21600 0 0 Z N"/>
        </draw:custom-shape>
        <draw:custom-shape draw:style-name="gr75" draw:text-style-name="P1" draw:id="id33" draw:layer="layout" svg:width="4cm" svg:height="1.5cm" svg:x="52.5cm" svg:y="19.5cm">
          <text:p text:style-name="P1"><text:span text:style-name="T14">Entity B</text:span></text:p>
          <draw:enhanced-geometry svg:viewBox="0 0 21600 21600" draw:type="rectangle" draw:enhanced-path="M 0 0 L 21600 0 21600 21600 0 21600 0 0 Z N"/>
        </draw:custom-shape>
        <draw:custom-shape draw:style-name="gr76" draw:text-style-name="P1" draw:layer="layout" svg:width="5.5cm" svg:height="3.5cm" svg:x="42.5cm" svg:y="35cm">
          <text:p text:style-name="P1"><text:span text:style-name="T14">Superclass </text:span></text:p>
          <text:p text:style-name="P1"><text:span text:style-name="T14">abstract</text:span></text:p>
          <text:p text:style-name="P1"><text:span text:style-name="T14">entity</text:span></text:p>
          <draw:enhanced-geometry svg:viewBox="0 0 21600 21600" draw:type="rectangle" draw:enhanced-path="M 0 0 L 21600 0 21600 21600 0 21600 0 0 Z N"/>
        </draw:custom-shape>
        <draw:custom-shape draw:style-name="gr75" draw:text-style-name="P1" draw:id="id3" draw:layer="layout" svg:width="5cm" svg:height="2cm" svg:x="43cm" svg:y="26.5cm">
          <text:p text:style-name="P1"><text:span text:style-name="T14">Superclass</text:span></text:p>
          <text:p text:style-name="P1"><text:span text:style-name="T14">entity</text:span></text:p>
          <draw:enhanced-geometry svg:viewBox="0 0 21600 21600" draw:type="rectangle" draw:enhanced-path="M 0 0 L 21600 0 21600 21600 0 21600 0 0 Z N"/>
        </draw:custom-shape>
        <draw:custom-shape draw:style-name="gr75" draw:text-style-name="P1" draw:id="id2" draw:layer="layout" svg:width="5cm" svg:height="2cm" svg:x="43cm" svg:y="32cm">
          <text:p text:style-name="P1"><text:span text:style-name="T14">Subclass</text:span></text:p>
          <text:p text:style-name="P1"><text:span text:style-name="T14">entity</text:span></text:p>
          <draw:enhanced-geometry svg:viewBox="0 0 21600 21600" draw:type="rectangle" draw:enhanced-path="M 0 0 L 21600 0 21600 21600 0 21600 0 0 Z N"/>
        </draw:custom-shape>
        <draw:custom-shape draw:style-name="gr77" draw:text-style-name="P17" draw:id="id29" draw:layer="layout" svg:width="14.5cm" svg:height="6.5cm" svg:x="27.5cm" svg:y="41cm">
          <text:p text:style-name="P17"><text:span text:style-name="T14">Configuration instance</text:span></text:p>
          <text:p text:style-name="P17"><text:span text:style-name="T14"/></text:p>
          <text:p text:style-name="P17"><text:span text:style-name="T14">Configuration name</text:span></text:p>
          <text:p text:style-name="P17"><text:span text:style-name="T14"/></text:p>
          <text:p text:style-name="P17"><text:span text:style-name="T15">[SUBCONFIG] Option_1</text:span><text:span text:style-name="T16"> = "Value_1"</text:span></text:p>
          <text:p text:style-name="P17"><text:span text:style-name="T17">[SUBCONFIG] Option_2 </text:span><text:span text:style-name="T16">= ^Reference_1</text:span></text:p>
          <text:p text:style-name="P17"><text:span text:style-name="T17">[LEAF] Option_3</text:span><text:span text:style-name="T17"><text:tab/></text:span><text:span text:style-name="T17"> </text:span><text:span text:style-name="T16">= "Value_2"</text:span></text:p>
          <text:p text:style-name="P17"><text:span text:style-name="T18">[LEAF] Option_4 </text:span><text:span text:style-name="T19">= "Value_3"</text:span></text:p>
          <draw:enhanced-geometry svg:viewBox="0 0 21600 21600" draw:type="rectangle" draw:enhanced-path="M 0 0 L 21600 0 21600 21600 0 21600 0 0 Z N"/>
        </draw:custom-shape>
        <draw:custom-shape draw:style-name="gr78" draw:text-style-name="P19" draw:layer="layout" svg:width="12cm" svg:height="4.5cm" svg:x="10cm" svg:y="42cm">
          <text:p text:style-name="P18"><text:span text:style-name="T15">[SUBCONFIG] Option_1</text:span></text:p>
          <text:p text:style-name="P18"><text:span text:style-name="T17">[SUBCONFIG] Option_2</text:span></text:p>
          <text:p text:style-name="P18"><text:span text:style-name="T17">[LEAF] Option_3</text:span></text:p>
          <text:p text:style-name="P18"><text:span text:style-name="T18">[LEAF] Option_4</text:span></text:p>
          <draw:enhanced-geometry svg:viewBox="0 0 21600 21600" draw:type="rectangle" draw:enhanced-path="M 0 0 L 21600 0 21600 21600 0 21600 0 0 Z N"/>
        </draw:custom-shape>
        <draw:custom-shape draw:style-name="gr78" draw:text-style-name="P21" draw:id="id30" draw:layer="layout" svg:width="1cm" svg:height="4.5cm" svg:x="22cm" svg:y="42cm">
          <text:p text:style-name="P20"><text:span text:style-name="T19">*</text:span></text:p>
          <text:p text:style-name="P20"><text:span text:style-name="T20">*</text:span></text:p>
          <text:p text:style-name="P20"><text:span text:style-name="T21">o</text:span></text:p>
          <text:p text:style-name="P20"><text:span text:style-name="T21">o</text:span></text:p>
          <draw:enhanced-geometry svg:viewBox="0 0 21600 21600" draw:type="rectangle" draw:enhanced-path="M 0 0 L 21600 0 21600 21600 0 21600 0 0 Z N"/>
        </draw:custom-shape>
        <draw:custom-shape draw:style-name="gr79" draw:text-style-name="P1" draw:layer="layout" svg:width="12cm" svg:height="1cm" svg:x="10cm" svg:y="41cm">
          <text:p text:style-name="P1"><text:span text:style-name="T14">Configurable entity name</text:span></text:p>
          <draw:enhanced-geometry svg:viewBox="0 0 21600 21600" draw:type="rectangle" draw:enhanced-path="M 0 0 L 21600 0 21600 21600 0 21600 0 0 Z N"/>
        </draw:custom-shape>
        <draw:custom-shape draw:style-name="gr80" draw:text-style-name="P19" draw:layer="layout" svg:width="12cm" svg:height="4.5cm" svg:x="12cm" svg:y="35cm">
          <text:p text:style-name="P18"><text:span text:style-name="T19">Primary Key </text:span></text:p>
          <text:p text:style-name="P18"><text:span text:style-name="T22"/></text:p>
          <text:p text:style-name="P18"><text:span text:style-name="T23">Foreign Key</text:span></text:p>
          <text:p text:style-name="P18"><text:span text:style-name="T22">Codifier (C)</text:span></text:p>
          <text:p text:style-name="P18"><text:span text:style-name="T22">Field</text:span></text:p>
          <text:p text:style-name="P18"><text:span text:style-name="T22">Field [length constraint]</text:span></text:p>
          <draw:enhanced-geometry svg:viewBox="0 0 21600 21600" draw:type="rectangle" draw:enhanced-path="M 0 0 L 21600 0 21600 21600 0 21600 0 0 Z N"/>
        </draw:custom-shape>
        <draw:custom-shape draw:style-name="gr80" draw:text-style-name="P22" draw:id="id28" draw:layer="layout" svg:width="1cm" svg:height="4.5cm" svg:x="24cm" svg:y="35cm">
          <text:p text:style-name="P20"><text:span text:style-name="T24">#</text:span></text:p>
          <text:p text:style-name="P20"><text:span text:style-name="T24"/></text:p>
          <text:p text:style-name="P20"><text:span text:style-name="T24">*</text:span></text:p>
          <text:p text:style-name="P20"><text:span text:style-name="T15">*</text:span></text:p>
          <text:p text:style-name="P20"><text:span text:style-name="T24">o</text:span></text:p>
          <text:p text:style-name="P20"><text:span text:style-name="T24">o</text:span></text:p>
          <draw:enhanced-geometry svg:viewBox="0 0 21600 21600" draw:type="rectangle" draw:enhanced-path="M 0 0 L 21600 0 21600 21600 0 21600 0 0 Z N"/>
        </draw:custom-shape>
        <draw:custom-shape draw:style-name="gr81" draw:text-style-name="P1" draw:layer="layout" svg:width="12cm" svg:height="1cm" svg:x="12cm" svg:y="34cm">
          <text:p text:style-name="P1"><text:span text:style-name="T14">Entity</text:span></text:p>
          <draw:enhanced-geometry svg:viewBox="0 0 21600 21600" draw:type="rectangle" draw:enhanced-path="M 0 0 L 21600 0 21600 21600 0 21600 0 0 Z N"/>
        </draw:custom-shape>
        <draw:custom-shape draw:style-name="gr82" draw:text-style-name="P17" draw:id="id31" draw:layer="layout" svg:width="6cm" svg:height="3cm" svg:x="34cm" svg:y="36cm">
          <text:p text:style-name="P17"><text:span text:style-name="T19">Codifier name</text:span></text:p>
          <text:p text:style-name="P17"><text:span text:style-name="T22"/></text:p>
          <text:p text:style-name="P17"><text:span text:style-name="T22">Codes...</text:span></text:p>
          <draw:enhanced-geometry svg:viewBox="0 0 21600 21600" draw:type="rectangle" draw:enhanced-path="M 0 0 L 21600 0 21600 21600 0 21600 0 0 Z N"/>
        </draw:custom-shape>
        <draw:custom-shape draw:style-name="gr83" draw:text-style-name="P17" draw:id="id26" draw:layer="layout" svg:width="5cm" svg:height="3cm" svg:x="27.5cm" svg:y="32.5cm">
          <text:p text:style-name="P17"><text:span text:style-name="T19">Enum name</text:span></text:p>
          <text:p text:style-name="P17"><text:span text:style-name="T22"/></text:p>
          <text:p text:style-name="P17"><text:span text:style-name="T22">Literals...</text:span></text:p>
          <draw:enhanced-geometry svg:viewBox="0 0 21600 21600" draw:type="rectangle" draw:enhanced-path="M 0 0 L 21600 0 21600 21600 0 21600 0 0 Z N"/>
        </draw:custom-shape>
        <draw:custom-shape draw:style-name="gr75" draw:text-style-name="P1" draw:id="id5" draw:layer="layout" svg:width="11cm" svg:height="1.988cm" svg:x="14cm" svg:y="22cm">
          <text:p text:style-name="P1"><text:span text:style-name="T14">Entity </text:span></text:p>
          <text:p text:style-name="P1"><text:span text:style-name="T25">(name of row in a table)</text:span></text:p>
          <draw:enhanced-geometry svg:viewBox="0 0 21600 21600" draw:type="rectangle" draw:enhanced-path="M 0 0 L 21600 0 21600 21600 0 21600 0 0 Z N"/>
        </draw:custom-shape>
        <draw:custom-shape draw:style-name="gr84" draw:text-style-name="P1" draw:layer="layout" svg:width="11cm" svg:height="3.5cm" svg:x="14cm" svg:y="25cm">
          <text:p/>
          <draw:enhanced-geometry svg:viewBox="0 0 21600 21600" draw:type="rectangle" draw:enhanced-path="M 0 0 L 21600 0 21600 21600 0 21600 0 0 Z N"/>
        </draw:custom-shape>
        <draw:custom-shape draw:style-name="gr75" draw:text-style-name="P1" draw:layer="layout" svg:width="10cm" svg:height="2.5cm" svg:x="14.5cm" svg:y="25.5cm">
          <text:p text:style-name="P1"><text:span text:style-name="T14">Weak entity </text:span></text:p>
          <text:p text:style-name="P1"><text:span text:style-name="T22">(It's PK depends on </text:span></text:p>
          <text:p text:style-name="P1"><text:span text:style-name="T22">PK of other entity)</text:span></text:p>
          <draw:enhanced-geometry svg:viewBox="0 0 21600 21600" draw:type="rectangle" draw:enhanced-path="M 0 0 L 21600 0 21600 21600 0 21600 0 0 Z N"/>
        </draw:custom-shape>
        <draw:custom-shape draw:style-name="gr84" draw:text-style-name="P1" draw:layer="layout" svg:width="11cm" svg:height="3.5cm" svg:x="14cm" svg:y="29cm">
          <text:p/>
          <draw:enhanced-geometry svg:viewBox="0 0 21600 21600" draw:type="rectangle" draw:enhanced-path="M 0 0 L 21600 0 21600 21600 0 21600 0 0 Z N"/>
        </draw:custom-shape>
        <draw:custom-shape draw:style-name="gr75" draw:text-style-name="P1" draw:layer="layout" svg:width="9.5cm" svg:height="2.5cm" svg:x="14.5cm" svg:y="29.5cm">
          <text:p text:style-name="P1"><text:span text:style-name="T14">Deeply-weak entity </text:span></text:p>
          <text:p text:style-name="P1"><text:span text:style-name="T22">(It's PK depends on </text:span></text:p>
          <text:p text:style-name="P1"><text:span text:style-name="T22">PK of other weak entity)</text:span></text:p>
          <draw:enhanced-geometry svg:viewBox="0 0 21600 21600" draw:type="rectangle" draw:enhanced-path="M 0 0 L 21600 0 21600 21600 0 21600 0 0 Z N"/>
        </draw:custom-shape>
        <draw:custom-shape draw:style-name="gr81" draw:text-style-name="P1" draw:layer="layout" svg:width="1cm" svg:height="3.5cm" svg:x="24cm" svg:y="29cm">
          <text:p text:style-name="P1"><text:span text:style-name="T14">2</text:span></text:p>
          <draw:enhanced-geometry svg:viewBox="0 0 21600 21600" draw:mirror-horizontal="true" draw:type="rectangle" draw:enhanced-path="M 0 0 L 21600 0 21600 21600 0 21600 0 0 Z N"/>
        </draw:custom-shape>
        <draw:connector draw:style-name="gr15" draw:layer="layout" svg:x1="44.5cm" svg:y1="67.5cm" svg:x2="51.463cm" svg:y2="67.5cm" svg:d="m44500 67500h6963">
          <text:p/>
        </draw:connector>
        <draw:frame draw:style-name="gr9" draw:text-style-name="P23" draw:layer="layout" svg:width="6cm" svg:height="1.25cm" svg:x="62cm" svg:y="47.25cm">
          <draw:text-box>
            <text:p text:style-name="P12"><text:span text:style-name="T26">Actions list</text:span></text:p>
          </draw:text-box>
        </draw:frame>
        <draw:connector draw:style-name="gr85" draw:text-style-name="P1" draw:layer="layout" draw:type="curve" svg:x1="71.5cm" svg:y1="46.75cm" svg:x2="56.5cm" svg:y2="44.75cm" draw:start-shape="id34" draw:start-glue-point="3" draw:end-shape="id35" draw:end-glue-point="1" svg:d="m71500 46750c-11250 0-3750-2000-15000-2000">
          <text:p/>
        </draw:connector>
        <draw:custom-shape draw:style-name="gr86" draw:text-style-name="P24" draw:layer="layout" svg:width="12cm" svg:height="1.5cm" svg:x="43.5cm" svg:y="41cm">
          <text:p text:style-name="P1"><text:span text:style-name="T27">Materialized view entity</text:span></text:p>
          <draw:enhanced-geometry svg:viewBox="0 0 21600 21600" draw:type="rectangle" draw:enhanced-path="M 0 0 L 21600 0 21600 21600 0 21600 0 0 Z N"/>
        </draw:custom-shape>
        <draw:custom-shape draw:style-name="gr87" draw:text-style-name="P19" draw:layer="layout" svg:width="12cm" svg:height="4.5cm" svg:x="43.5cm" svg:y="42.5cm">
          <text:p text:style-name="P18"><text:span text:style-name="T19">Primary Key </text:span></text:p>
          <text:p text:style-name="P18"><text:span text:style-name="T22"/></text:p>
          <text:p text:style-name="P18"><text:span text:style-name="T23">Foreign Key</text:span></text:p>
          <text:p text:style-name="P18"><text:span text:style-name="T22">Codifier (C)</text:span></text:p>
          <text:p text:style-name="P18"><text:span text:style-name="T22">Field</text:span></text:p>
          <text:p text:style-name="P18"><text:span text:style-name="T22">Field [length constraint]</text:span></text:p>
          <draw:enhanced-geometry svg:viewBox="0 0 21600 21600" draw:type="rectangle" draw:enhanced-path="M 0 0 L 21600 0 21600 21600 0 21600 0 0 Z N"/>
        </draw:custom-shape>
        <draw:custom-shape draw:style-name="gr87" draw:text-style-name="P22" draw:id="id35" draw:layer="layout" svg:width="1cm" svg:height="4.5cm" svg:x="55.5cm" svg:y="42.5cm">
          <text:p text:style-name="P20"><text:span text:style-name="T24">#</text:span></text:p>
          <text:p text:style-name="P20"><text:span text:style-name="T24"/></text:p>
          <text:p text:style-name="P20"><text:span text:style-name="T24">*</text:span></text:p>
          <text:p text:style-name="P20"><text:span text:style-name="T15">*</text:span></text:p>
          <text:p text:style-name="P20"><text:span text:style-name="T24">o</text:span></text:p>
          <text:p text:style-name="P20"><text:span text:style-name="T24">o</text:span></text:p>
          <draw:enhanced-geometry svg:viewBox="0 0 21600 21600" draw:type="rectangle" draw:enhanced-path="M 0 0 L 21600 0 21600 21600 0 21600 0 0 Z N"/>
        </draw:custom-shape>
        <draw:custom-shape draw:style-name="gr80" draw:text-style-name="P19" draw:layer="layout" svg:width="12cm" svg:height="4.5cm" svg:x="35cm" svg:y="71.5cm">
          <text:p text:style-name="P18"><text:span text:style-name="T19">Primary Key </text:span></text:p>
          <text:p text:style-name="P18"><text:span text:style-name="T22"/></text:p>
          <text:p text:style-name="P18"><text:span text:style-name="T23">Foreign Key</text:span></text:p>
          <text:p text:style-name="P18"><text:span text:style-name="T22">Codifier (C)</text:span></text:p>
          <text:p text:style-name="P18"><text:span text:style-name="T22">Field</text:span></text:p>
          <text:p text:style-name="P18"><text:span text:style-name="T22">Field [length constraint]</text:span></text:p>
          <draw:enhanced-geometry svg:viewBox="0 0 21600 21600" draw:type="rectangle" draw:enhanced-path="M 0 0 L 21600 0 21600 21600 0 21600 0 0 Z N"/>
        </draw:custom-shape>
        <draw:custom-shape draw:style-name="gr80" draw:text-style-name="P22" draw:layer="layout" svg:width="1cm" svg:height="4.5cm" svg:x="47cm" svg:y="71.5cm">
          <text:p text:style-name="P20"><text:span text:style-name="T24">#</text:span></text:p>
          <text:p text:style-name="P20"><text:span text:style-name="T24"/></text:p>
          <text:p text:style-name="P20"><text:span text:style-name="T24">*</text:span></text:p>
          <text:p text:style-name="P20"><text:span text:style-name="T15">*</text:span></text:p>
          <text:p text:style-name="P20"><text:span text:style-name="T24">o</text:span></text:p>
          <text:p text:style-name="P20"><text:span text:style-name="T24">o</text:span></text:p>
          <draw:enhanced-geometry svg:viewBox="0 0 21600 21600" draw:type="rectangle" draw:enhanced-path="M 0 0 L 21600 0 21600 21600 0 21600 0 0 Z N"/>
        </draw:custom-shape>
        <draw:custom-shape draw:style-name="gr81" draw:text-style-name="P1" draw:layer="layout" svg:width="12cm" svg:height="1cm" svg:x="35cm" svg:y="70.5cm">
          <text:p text:style-name="P1"><text:span text:style-name="T14">Entity</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99ccff" draw:fill-gradient-name="Gradient_20_7" draw:fill-hatch-name="Hatch_20_4" draw:fill-image-name="Bitmape_20_5" draw:fill-image-width="0cm" draw:fill-image-height="0cm" draw:textarea-horizontal-align="center" draw:textarea-vertical-align="middl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Courier New'" style:font-style-name="Обычный" style:font-family-generic="modern" style:font-pitch="fixed" fo:font-size="18pt" fo:language="en" fo:country="GB"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0cm" fo:page-height="29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orkTempla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7-13T05:12:23.59</meta:creation-date>
    <dc:date>2010-08-03T12:38:45.73</dc:date>
    <dc:creator>Belka </dc:creator>
    <meta:editing-duration>PT01H57M37S</meta:editing-duration>
    <meta:editing-cycles>10</meta:editing-cycles>
    <meta:generator>OpenOffice.org/3.2$Win32 OpenOffice.org_project/320m17$Build-9498</meta:generator>
    <meta:document-statistic meta:object-count="162"/>
  </office:meta>
</office:document-meta>
</file>